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e700" officeooo:paragraph-rsid="0013dbe3"/>
    </style:style>
    <style:style style:name="P2" style:family="paragraph" style:parent-style-name="Standard">
      <style:text-properties officeooo:rsid="000ce700" officeooo:paragraph-rsid="0013dbe3" fo:background-color="#fff200"/>
    </style:style>
    <style:style style:name="P3" style:family="paragraph" style:parent-style-name="Standard">
      <style:text-properties officeooo:rsid="000e75a3" officeooo:paragraph-rsid="0013dbe3" fo:background-color="#fff200"/>
    </style:style>
    <style:style style:name="P4" style:family="paragraph" style:parent-style-name="Standard">
      <style:text-properties officeooo:paragraph-rsid="0013dbe3" fo:background-color="#fff200"/>
    </style:style>
    <style:style style:name="P5" style:family="paragraph" style:parent-style-name="Standard">
      <style:text-properties officeooo:rsid="000fbc67" officeooo:paragraph-rsid="0013dbe3" fo:background-color="#fff200"/>
    </style:style>
    <style:style style:name="P6" style:family="paragraph" style:parent-style-name="Standard">
      <style:text-properties officeooo:rsid="000fbe57" officeooo:paragraph-rsid="0013dbe3" fo:background-color="#fff200"/>
    </style:style>
    <style:style style:name="P7" style:family="paragraph" style:parent-style-name="Standard">
      <style:text-properties officeooo:rsid="001246f9" officeooo:paragraph-rsid="00155405" fo:background-color="#fff200"/>
    </style:style>
    <style:style style:name="P8" style:family="paragraph" style:parent-style-name="Standard">
      <style:text-properties officeooo:rsid="0011c53e" officeooo:paragraph-rsid="00155405" fo:background-color="#fff200"/>
    </style:style>
    <style:style style:name="P9" style:family="paragraph" style:parent-style-name="Standard">
      <style:text-properties officeooo:rsid="0012802e" officeooo:paragraph-rsid="00155405" fo:background-color="#fff200"/>
    </style:style>
    <style:style style:name="P10" style:family="paragraph" style:parent-style-name="Standard">
      <style:text-properties officeooo:rsid="001334d4" officeooo:paragraph-rsid="00169620" fo:background-color="#fff200"/>
    </style:style>
    <style:style style:name="P11" style:family="paragraph" style:parent-style-name="Standard">
      <style:text-properties officeooo:rsid="000fbc67" officeooo:paragraph-rsid="0013dbe3"/>
    </style:style>
    <style:style style:name="P12" style:family="paragraph" style:parent-style-name="Standard">
      <style:text-properties officeooo:rsid="0018193e" officeooo:paragraph-rsid="0018193e" fo:background-color="#fff200"/>
    </style:style>
    <style:style style:name="P13" style:family="paragraph" style:parent-style-name="Standard">
      <style:text-properties officeooo:rsid="0018193e" officeooo:paragraph-rsid="001b03fc" fo:background-color="#fff200"/>
    </style:style>
    <style:style style:name="P14" style:family="paragraph" style:parent-style-name="Standard">
      <style:text-properties fo:background-color="#fff200"/>
    </style:style>
    <style:style style:name="P15" style:family="paragraph" style:parent-style-name="Standard">
      <style:text-properties officeooo:paragraph-rsid="0018193e" fo:background-color="#fff200"/>
    </style:style>
    <style:style style:name="P16" style:family="paragraph" style:parent-style-name="Standard">
      <style:text-properties officeooo:rsid="001b03fc" officeooo:paragraph-rsid="001b03fc" fo:background-color="#fff200"/>
    </style:style>
    <style:style style:name="P17" style:family="paragraph" style:parent-style-name="Standard">
      <style:text-properties officeooo:rsid="001b03fc" officeooo:paragraph-rsid="001b3010" fo:background-color="#fff200"/>
    </style:style>
    <style:style style:name="P18" style:family="paragraph" style:parent-style-name="Standard">
      <style:text-properties officeooo:rsid="001bfcc1" officeooo:paragraph-rsid="001bfcc1" fo:background-color="#fff200"/>
    </style:style>
    <style:style style:name="P19" style:family="paragraph" style:parent-style-name="Standard">
      <style:text-properties officeooo:rsid="001bfcc1" officeooo:paragraph-rsid="001d0265" fo:background-color="#fff200"/>
    </style:style>
    <style:style style:name="P20" style:family="paragraph" style:parent-style-name="Standard">
      <style:text-properties officeooo:paragraph-rsid="001baf56"/>
    </style:style>
    <style:style style:name="P21" style:family="paragraph" style:parent-style-name="Standard">
      <style:text-properties officeooo:paragraph-rsid="001bfcc1"/>
    </style:style>
    <style:style style:name="T1" style:family="text">
      <style:text-properties fo:background-color="#fff200" loext:char-shading-value="0"/>
    </style:style>
    <style:style style:name="T2" style:family="text">
      <style:text-properties officeooo:rsid="001b03fc" fo:background-color="#fff200" loext:char-shading-value="0"/>
    </style:style>
    <style:style style:name="T3" style:family="text">
      <style:text-properties officeooo:rsid="001baf56" fo:background-color="#fff200" loext:char-shading-value="0"/>
    </style:style>
    <style:style style:name="T4" style:family="text">
      <style:text-properties officeooo:rsid="000f477a"/>
    </style:style>
    <style:style style:name="T5" style:family="text">
      <style:text-properties officeooo:rsid="0013bd23"/>
    </style:style>
    <style:style style:name="T6" style:family="text">
      <style:text-properties officeooo:rsid="0013581b"/>
    </style:style>
    <style:style style:name="T7" style:family="text">
      <style:text-properties officeooo:rsid="001b03fc"/>
    </style:style>
    <style:style style:name="T8" style:family="text">
      <style:text-properties officeooo:rsid="001b3010"/>
    </style:style>
    <style:style style:name="T9" style:family="text">
      <style:text-properties officeooo:rsid="001d026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rong positive#################################</text:p>
      <text:p text:style-name="Standard"/>
      <text:p text:style-name="Standard">Predicted: negative</text:p>
      <text:p text:style-name="Standard"/>
      <text:p text:style-name="Standard">Gold label: positive</text:p>
      <text:p text:style-name="Standard"/>
      <text:p text:style-name="Standard">Doc: </text:p>
      <text:p text:style-name="Standard">[('yes', 'DEFAULT'), (',', 'DEFAULT'), ('raul', 'DEFAULT'), ('castro', 'DEFAULT'), ('still', 'R'), ('charge', 'N'), (',', 'DEFAULT'), ('hes', 'DEFAULT'), ('warming', 'V'), ('obama', 'DEFAULT'), ('admins', 'N'), ('offerings', 'N'), ('normalcy', 'N'), ('relations', 'N'), ('.', 'DEFAULT')]</text:p>
      <text:p text:style-name="Standard"/>
      <text:p text:style-name="P8">RL: adding proper name to this document would proably reinforce the decision as negative… warming as verb was somehow not judged as a positive feature...</text:p>
      <text:p text:style-name="Standard"/>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genericuser', 'DEFAULT'), ('obamacare', 'DEFAULT'), ('mother', 'N'), ('able', 'A'), ('health', 'N'), ('insurance', 'N'), ('first', 'A'), ('time', 'N'), ('genericnumber', 'DEFAULT'), ('years', 'N'), ('.', 'DEFAULT')]</text:p>
      <text:p text:style-name="Standard"/>
      <text:p text:style-name="P13">RL: The background to classify this document as a positive is missing. We know that many people were not able to afford an health insurance before <text:s/>Obama care, so a mother able to afford one is a positive messsage. <text:span text:style-name="T7">Remark about proper nouns (obamacare) still holds.</text:span></text:p>
      <text:p text:style-name="P14"/>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genericuser', 'DEFAULT'), ('@genericuser', 'DEFAULT'), ('mcconnell', 'DEFAULT'), ('minority', 'A'), ('leader', 'N'), ('obamacare', 'DEFAULT'), ('passed', 'V'), ('?', 'DEFAULT'), ('riight', 'A'), ('😂', 'DEFAULT')]</text:p>
      <text:p text:style-name="Standard"/>
      <text:p text:style-name="P12">RL: The emoticon could have helped to classify this as a positive. The token “riight” was probably something like “riiiiiiiight” where the repetition of letters emphasis a polarized sentiment (postitive or negative). <text:span text:style-name="T7">Remark about proper nouns (obamacare) still holds</text:span></text:p>
      <text:p text:style-name="P15"/>
      <text:p text:style-name="Standard"/>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text:soft-page-break/>[('us', 'DEFAULT'), ('democrats', 'N'), (',', 'DEFAULT'), ('obamacare', 'DEFAULT'), ('badge', 'N'), ('honor', 'N'), ('.', 'DEFAULT'), ('..', 'DEFAULT'), ('#kathleensebelius', 'DEFAULT'), ('#aphorism', 'DEFAULT'), ('http://genericurl.com', 'DEFAULT')]</text:p>
      <text:p text:style-name="Standard"/>
      <text:p text:style-name="P16">RL: “badge honor” should have helped to classify this as a positive document. Remark about proper nouns (obamacare) still holds</text:p>
      <text:p text:style-name="Standard"/>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genericuser', 'DEFAULT'), ('ask', 'V'), ('leaders', 'N'), ('globally', 'R'), ('obamacare', 'DEFAULT'), ('.', 'DEFAULT')]</text:p>
      <text:p text:style-name="Standard"/>
      <text:p text:style-name="P16">RL: without the knowledge about obamacare , this is just hard to classify</text:p>
      <text:p text:style-name="Standard"/>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genericuser', 'DEFAULT'), ('@genericuser', 'DEFAULT'), ('obamacare', 'DEFAULT')]</text:p>
      <text:p text:style-name="Standard"/>
      <text:p text:style-name="P17">RL: without the knowledge about obamacare , this is just hard to classify. <text:span text:style-name="T8">The repetition of User Name could also be a sign of positivity.</text:span></text:p>
      <text:p text:style-name="P17"/>
      <text:p text:style-name="Standard"/>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genericuser', 'DEFAULT'), ('@genericuser', 'DEFAULT'), ('things', 'N'), ('certainly', 'R'), ('better', 'A'), ('insurance', 'N'), ('pharma', 'DEFAULT'), ('execs', 'N'), ('making', 'V'), ('bank', 'N'), ('obamacare', 'DEFAULT')]</text:p>
      <text:p text:style-name="Standard"/>
      <text:p text:style-name="P20"><text:span text:style-name="T2">RL: </text:span><text:span text:style-name="T3">pharma should have been tagged as a Noun. From a human perspective, this is also hard to disguish this document as a positive.</text:span></text:p>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text:soft-page-break/>[('something', 'N'), ('fight', 'V'), (':', 'DEFAULT'), ('schumer', 'DEFAULT'), (',', 'DEFAULT'), ('pelosi', 'DEFAULT'), ('throw', 'V'), ('gauntlet', 'N'), ('@genericuser', 'DEFAULT'), ('plan', 'V'), ('privatize', 'V'), (',', 'DEFAULT'), ('voucherize', 'N'), ('med', 'N'), ('…', 'DEFAULT'), ('http://genericurl.com', 'DEFAULT')]</text:p>
      <text:p text:style-name="Standard"/>
      <text:p text:style-name="P18">RL: Same remark as before about proper nouns: “Pelozi” token would have maybe helped classify this as a positive</text:p>
      <text:p text:style-name="Standard"/>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pas', 'DEFAULT'), ('@genericuser', 'DEFAULT'), ('tapped', 'V'), ('co-chair', 'N'), ('democratic', 'A'), ('policy', 'N'), ('&amp;', 'DEFAULT'), ('comms', 'N'), ('committee', 'N'), ('--', 'DEFAULT'), ('step', 'V'), ('right', 'A'), ('direction', 'N'), ('genericnumber', 'DEFAULT'), ('party', 'N'), ('.', 'DEFAULT'), ('http://genericurl.com', 'DEFAULT')]</text:p>
      <text:p text:style-name="Standard"/>
      <text:p text:style-name="P18">RL: Surprisingly, “step (in the ) right direction” did not help to get a positive label... </text:p>
      <text:p text:style-name="P21"/>
      <text:p text:style-name="Standard"/>
      <text:p text:style-name="Standard">#################################</text:p>
      <text:p text:style-name="Standard"/>
      <text:p text:style-name="Standard">Predicted: neutral</text:p>
      <text:p text:style-name="Standard"/>
      <text:p text:style-name="Standard">Gold label: positive</text:p>
      <text:p text:style-name="Standard"/>
      <text:p text:style-name="Standard">Doc: </text:p>
      <text:p text:style-name="Standard">[('((', 'DEFAULT'), ('pre-persona', 'N'), ('genericnumber', 'N'), ('timeline', 'N'), ('!', 'DEFAULT'), ('-', 'DEFAULT'), ('multiverse', 'N'), ('?', 'DEFAULT'), ('big', 'A'), ('family', 'N'), ('!', 'DEFAULT'), ('-', 'DEFAULT'), ('occasional', 'A'), ('writer', 'N'), ('bluff', 'N'), ('.', 'DEFAULT'), ('-', 'DEFAULT'), ('detailed', 'A'), ('ar', 'V'), ('…', 'DEFAULT'), ('http://genericurl.com', 'DEFAULT')]</text:p>
      <text:p text:style-name="Standard"/>
      <text:p text:style-name="P19">RL: <text:span text:style-name="T9">Hard to categorize. Maybe the punctuation (question marks, exclamation could have helped here)</text:span></text:p>
      <text:p text:style-name="Standard"/>
      <text:p text:style-name="Standard">#################################</text:p>
      <text:p text:style-name="Standard"/>
      <text:p text:style-name="Standard">#################################End Wrong positive##########################</text:p>
      <text:p text:style-name="Standard"/>
      <text:p text:style-name="Standard">#################################Wrong negative#################################</text:p>
      <text:p text:style-name="Standard"/>
      <text:p text:style-name="Standard">Predicted: neutral</text:p>
      <text:p text:style-name="Standard"/>
      <text:p text:style-name="Standard">Gold label: negative</text:p>
      <text:p text:style-name="Standard"/>
      <text:p text:style-name="Standard">Doc: </text:p>
      <text:p text:style-name="Standard">[('@genericuser', 'DEFAULT'), ('@genericuser', 'DEFAULT'), ('@genericuser', 'DEFAULT'), ('bank', 'N'), ('bailouts', 'N'), ('.', 'DEFAULT'), ('thing', 'N'), ('happened', 'V'), ('obama', 'DEFAULT'), ('admin', 'N'), ('.', 'DEFAULT')]</text:p>
      <text:p text:style-name="Standard"><text:soft-page-break/></text:p>
      <text:p text:style-name="P2">RL: The 3 Twitter users (@genericuser) is a mark of some kind of excitement / agitation. This mark alone should have disqualified the entry for the neutral class.</text:p>
      <text:p text:style-name="P2"/>
      <text:p text:style-name="P1"><text:span text:style-name="T1">The only hint which could have helped to classify this document would be the tokens “Obama admin” together. But Obama is proper noun and was as such excluded of the POS weighing calculation (all POS not used in the calculation are tagged to DEFAULT, which leads them to be ignored with a 0 weight</text:span>)</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new', 'A'), (':', 'DEFAULT'), ('trumps', 'V'), ('pick', 'V'), ('secretary', 'N'), ('education', 'N'), ('sister', 'N'), ('blackwater', 'DEFAULT'), ('founderold', 'DEFAULT'), (':', 'DEFAULT'), ('half', 'N'), ('muslim', 'A'), ('brotherhood', 'N'), ('works', 'V'), ('obama', 'DEFAULT'), ('admin', 'N'), ('!..', 'DEFAULT')]</text:p>
      <text:p text:style-name="Standard"/>
      <text:p text:style-name="P3">RL: A tweet during Trump’s presidential campaign; many proper noun (Trump, Obama) could have helped to classify this as negative</text:p>
      <text:p text:style-name="P4"/>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wikileaks', 'DEFAULT'), ('releases', 'N'), ('yemen', 'DEFAULT'), ('files', 'N'), (':', 'DEFAULT'), ('evidence', 'N'), ('hillary', 'DEFAULT'), ('obama', 'DEFAULT'), ('admin', 'N'), ('funding', 'V'), ('coup', 'N'), ('displaced', 'V'), ('genericnumber', 'DEFAULT'), ('million', 'DEFAULT'), ('people', 'N'), ('.…', 'DEFAULT'), ('http://genericurl.com', 'DEFAULT')]</text:p>
      <text:p text:style-name="Standard"/>
      <text:p text:style-name="P3">RL: “<text:span text:style-name="T4">Fake news”, with many proper nouns associated with that. Difficult to classify this without the knowledge of the political background</text:span></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genericuser', 'DEFAULT'), ('@genericuser', 'DEFAULT'), ('convention', 'N'), ('started', 'V'), ('help', 'V'), ('take', 'V'), ('back', 'DEFAULT'), ('control', 'N'), ('obama', 'DEFAULT'), ('admin', 'N'), ('big', 'A'), ('gov', 'N'), (',', 'DEFAULT'), ('gop', 'N'), ('try', 'V'), ('take', 'V'), ('power', 'N'), ('trump', 'DEFAULT')]</text:p>
      <text:p text:style-name="Standard"/>
      <text:p text:style-name="P5"><text:soft-page-break/>RL: polarizing tweet obama vs trump, same remark as previously concerning proper name, and the repetition of twitter user.</text:p>
      <text:p text:style-name="P5"/>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genericuser', 'DEFAULT'), ('im', 'DEFAULT'), ('really', 'R'), ('asking', 'V'), ('.', 'DEFAULT'), ('gop', 'N'), ('leaders', 'N'), ('demanding', 'V'), ('investigations', 'N'), ('?', 'DEFAULT'), ('matter', 'N'), (',', 'DEFAULT'), ('anyone', 'N'), ('obama', 'DEFAULT'), ('admin', 'N'), ('pledging', 'V'), ('action', 'N'), ('?', 'DEFAULT'), ('genericnumber/', 'DEFAULT')]</text:p>
      <text:p text:style-name="Standard"/>
      <text:p text:style-name="P6">RL: Wrong tagging ‘im’ is the contraction of “I am”, should be tagged as Verb. Matter here is probably a verb =&gt; the whole sentence was not written completely “does it matter? Anyone?” same remark with proper name.</text:p>
      <text:p text:style-name="P4"/>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genericuser', 'DEFAULT'), ('obama', 'DEFAULT'), ('admin', 'N'), ('reverted', 'V'), ('days', 'N'), ('rs', 'DEFAULT'), ('would', 'V'), ('spit', 'V'), ('face', 'N'), ('hed', 'V'), ('ask', 'V'), ('concerns', 'N'), ('.', 'DEFAULT'), ('back', 'R'), ('genericnumber', 'DEFAULT'), ('fight', 'N')]</text:p>
      <text:p text:style-name="Standard"/>
      <text:p text:style-name="P7">RL: Remark abou<text:span text:style-name="T5">t</text:span> proper nouns still holding. Surprisingly, the combination of “spit” “face” was not identified as negative.</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u.s.', 'DEFAULT'), ('officials', 'DEFAULT'), ('defend', 'V'), ('integrity', 'N'), ('vote', 'N'), (',', 'DEFAULT'), ('despite', 'DEFAULT'), ('hacking', 'A'), ('fears', 'N'), ('http://genericurl.com', 'DEFAULT'), ('/maybe', 'R'), ('obama', 'DEFAULT'), ('admin', 'N'), ('.', 'DEFAULT'), ('mind', 'V'), ('business', 'N'), ('--', 'DEFAULT')]</text:p>
      <text:p text:style-name="Standard"/>
      <text:p text:style-name="P10">RL: Wrong Tagging of “officials” should be a noun. “/maybe” and “--” shows that the preprocessing part might still be not completely working effectively</text:p>
      <text:p text:style-name="Standard"/>
      <text:p text:style-name="Standard">#################################</text:p>
      <text:p text:style-name="Standard"/>
      <text:p text:style-name="Standard">Predicted: neutral</text:p>
      <text:p text:style-name="Standard"><text:soft-page-break/></text:p>
      <text:p text:style-name="Standard">Gold label: negative</text:p>
      <text:p text:style-name="Standard"/>
      <text:p text:style-name="Standard">Doc: </text:p>
      <text:p text:style-name="Standard">[('gop', 'N'), ('spent', 'V'), ('last', 'A'), ('genericnumber', 'N'), ('years', 'N'), ('blocking', 'V'), ('every', 'DEFAULT'), ('possible', 'A'), ('move', 'N'), ('obama', 'DEFAULT'), ('admin', 'N'), ('could', 'V'), ('make', 'V'), (',', 'DEFAULT'), ('watering', 'V'), ('laws', 'N'), ('special', 'A'), ('interests(ie', 'N'), ('aca', 'DEFAULT'), (')',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donald', 'DEFAULT'), ('trump', 'DEFAULT'), (',', 'DEFAULT'), ('chuck', 'DEFAULT'), ('todd', 'DEFAULT'), ('agree', 'V'), (':', 'DEFAULT'), ('trust', 'N'), ('feds', 'DEFAULT'), ('handling', 'V'), ('ebola', 'N'), ('obama', 'DEFAULT'), ('admin', 'N'), ('scandals', 'N'), ('http://genericurl.com', 'DEFAULT')]</text:p>
      <text:p text:style-name="Standard"/>
      <text:p text:style-name="Standard">#################################</text:p>
      <text:p text:style-name="Standard"/>
      <text:p text:style-name="Standard">Predicted: neutral</text:p>
      <text:p text:style-name="Standard"/>
      <text:p text:style-name="Standard">Gold label: negative</text:p>
      <text:p text:style-name="Standard"/>
      <text:p text:style-name="Standard">Doc: </text:p>
      <text:p text:style-name="Standard">[('damned', 'A'), ('trump', 'N'), ('admin', 'N'), ('..', 'DEFAULT'), ('oh', 'DEFAULT'), (',', 'DEFAULT'), ('wait', 'V'), (',', 'DEFAULT'), ('still', 'R'), ('obama', 'DEFAULT'), (':', 'DEFAULT'), ('army', 'N'), ('corps', 'N'), ('engineers', 'N'), ('tells', 'V'), ('pipeline', 'N'), ('protesters', 'N'), ('leave', 'V'), ('camp', 'N'), ('dec', 'DEFAULT'), ('.', 'DEFAULT'), ('genericnumber', 'DEFAULT'), ('http://genericurl.com', 'DEFAULT')]</text:p>
      <text:p text:style-name="Standard"/>
      <text:p text:style-name="Standard">#################################</text:p>
      <text:p text:style-name="Standard"/>
      <text:p text:style-name="Standard">#################################End Wrong negative##########################</text:p>
      <text:p text:style-name="Standard"/>
      <text:p text:style-name="Standard">#################################Wrong neutral#################################</text:p>
      <text:p text:style-name="Standard"/>
      <text:p text:style-name="Standard">Predicted: negative</text:p>
      <text:p text:style-name="Standard"/>
      <text:p text:style-name="Standard">Gold label: neutral</text:p>
      <text:p text:style-name="Standard"/>
      <text:p text:style-name="Standard">Doc: </text:p>
      <text:p text:style-name="Standard">[('@genericuser', 'DEFAULT'), ('bush', 'DEFAULT'), ('admin', 'N'), ('approved', 'V'), ('bailout', 'N'), ('obama', 'DEFAULT'), ('took', 'V'), ('office', 'N'), ('.', 'DEFAULT'), ('hate', 'V'), ('trump', 'N'), ('prob', 'V'), ('hate', 'V'), ('facts', 'N'), ('🇺🇸🐸', 'DEFAULT'), ('#swamp', 'N')]</text:p>
      <text:p text:style-name="Standard"/>
      <text:p text:style-name="P3">RL: Same remark concerning the proper nouns. It is surprising that with 2 occurences of the word “hate” as verb, the document was still classified as neutral. Please note that “prob” was certainly the abbreviation of “probably”, hence, it should have been tagged as an adverb</text:p>
      <text:p text:style-name="P4"><text:soft-page-break/></text:p>
      <text:p text:style-name="Standard"/>
      <text:p text:style-name="Standard">#################################</text:p>
      <text:p text:style-name="Standard"/>
      <text:p text:style-name="Standard">Predicted: positive</text:p>
      <text:p text:style-name="Standard"/>
      <text:p text:style-name="Standard">Gold label: neutral</text:p>
      <text:p text:style-name="Standard"/>
      <text:p text:style-name="Standard">Doc: </text:p>
      <text:p text:style-name="Standard">[('favorite', 'A'), ('mannequin', 'N'), ('challenge', 'N'), ('obama', 'DEFAULT'), ('admin', 'N'), ('standing', 'V'), ('still', 'R'), ('human', 'A'), ('rights', 'N'), ('atrocities', 'N'), ('take', 'V'), ('place', 'N'), ('standing', 'V'), ('rock', 'N'), ('(&amp;', 'DEFAULT'), ('flint', 'DEFAULT'), (')', 'DEFAULT'), ('-beydoun', 'DEFAULT')]</text:p>
      <text:p text:style-name="Standard"/>
      <text:p text:style-name="P5">RL: This looks like a re-tweet of a user named khaled beydhoun, criticizing the Dakota Pipeline Project , running through a Sioux reserve. The original hashtag concerning the Pipeline project is missing, and the gold label is obviously wrong (should be negative). All the remarks concerning proper nouns still holds</text:p>
      <text:p text:style-name="P11"/>
      <text:p text:style-name="Standard"/>
      <text:p text:style-name="Standard">#################################</text:p>
      <text:p text:style-name="Standard"/>
      <text:p text:style-name="Standard">Predicted: negative</text:p>
      <text:p text:style-name="Standard"/>
      <text:p text:style-name="Standard">Gold label: neutral</text:p>
      <text:p text:style-name="Standard"/>
      <text:p text:style-name="Standard">Doc: </text:p>
      <text:p text:style-name="Standard">[('@genericuser', 'DEFAULT'), ('#obama', 'DEFAULT'), ('#trump', 'DEFAULT'), ('#love', 'V'), ('#hillary', 'DEFAULT'), ('#bernie', 'DEFAULT'), ('whats', 'DEFAULT'), ('going', 'V'), ('obama', 'DEFAULT'), ('admin', 'N'), ('continue', 'V'), ('hillary', 'DEFAULT'), ('…', 'DEFAULT'), ('http://genericurl.com', 'DEFAULT')]</text:p>
      <text:p text:style-name="Standard"/>
      <text:p text:style-name="Standard"/>
      <text:p text:style-name="P9">RL:Probably, the word “admin” has been seen in many documents <text:span text:style-name="T6">criticizing</text:span> Obama, this is why the document is classified as negative…</text:p>
      <text:p text:style-name="Standard">#################################</text:p>
      <text:p text:style-name="Standard"/>
      <text:p text:style-name="Standard">Predicted: negative</text:p>
      <text:p text:style-name="Standard"/>
      <text:p text:style-name="Standard">Gold label: neutral</text:p>
      <text:p text:style-name="Standard"/>
      <text:p text:style-name="Standard">Doc: </text:p>
      <text:p text:style-name="Standard">[('@genericuser', 'DEFAULT'), ('regarding', 'V'), ('article', 'N'), ('obama', 'DEFAULT'), ('admin', 'N'), ('.', 'DEFAULT'), ('view', 'V'), ('recount', 'N'), (':', 'DEFAULT'), ('election', 'N'), ('result', 'N'), ('american', 'DEFAULT'), ('people', 'N'), (';', 'DEFAULT'), ('fraction', 'N'), ('.', 'DEFAULT')]</text:p>
      <text:p text:style-name="Standard"/>
      <text:p text:style-name="Standard">#################################</text:p>
      <text:p text:style-name="Standard"/>
      <text:p text:style-name="Standard">Predicted: positive</text:p>
      <text:p text:style-name="Standard"/>
      <text:p text:style-name="Standard">Gold label: neutral</text:p>
      <text:p text:style-name="Standard"/>
      <text:p text:style-name="Standard"><text:soft-page-break/>Doc: </text:p>
      <text:p text:style-name="Standard">[('end', 'N'), ('clinton', 'DEFAULT'), ('admin', 'N'), (':', 'DEFAULT'), ('surplusend', 'N'), ('gwbs', 'DEFAULT'), (':', 'DEFAULT'), ('great', 'A'), ('recessionend', 'N'), ('obamas', 'DEFAULT'), (':', 'DEFAULT'), ('unemployment', 'N'), ('hovering', 'V'), ('genericnumber%end', 'N'), ('trumps', 'N'), (':', 'DEFAULT'), ('..', 'DEFAULT'), ('#isenseapattern', 'DEFAULT')]</text:p>
      <text:p text:style-name="Standard"/>
      <text:p text:style-name="Standard">#################################</text:p>
      <text:p text:style-name="Standard"/>
      <text:p text:style-name="Standard">Predicted: positive</text:p>
      <text:p text:style-name="Standard"/>
      <text:p text:style-name="Standard">Gold label: neutral</text:p>
      <text:p text:style-name="Standard"/>
      <text:p text:style-name="Standard">Doc: </text:p>
      <text:p text:style-name="Standard">[('yes', 'DEFAULT'), (',', 'DEFAULT'), ('yes', 'DEFAULT'), (',', 'DEFAULT'), ('yes', 'DEFAULT'), ('!', 'DEFAULT'), ('billion', 'DEFAULT'), ('times', 'N'), ('yes', 'DEFAULT'), ('.', 'DEFAULT'), ('say', 'V'), ('daughters', 'N'), ('autism', 'N'), ('could', 'V'), ('lose', 'V'), ('coverage', 'N'), ('therapy', 'N'), ('.', 'DEFAULT'), ('#aca', 'DEFAULT'), ('…', 'DEFAULT'), ('http://genericurl.com', 'DEFAULT')]</text:p>
      <text:p text:style-name="Standard"/>
      <text:p text:style-name="Standard">#################################</text:p>
      <text:p text:style-name="Standard"/>
      <text:p text:style-name="Standard">Predicted: positive</text:p>
      <text:p text:style-name="Standard"/>
      <text:p text:style-name="Standard">Gold label: neutral</text:p>
      <text:p text:style-name="Standard"/>
      <text:p text:style-name="Standard">Doc: </text:p>
      <text:p text:style-name="Standard">[('+genericnumber', 'R'), ('legitimate', 'A'), ('reasons', 'N'), ('obamacare', 'DEFAULT'), ('whatever', 'DEFAULT'), ('thanks', 'N'), ('obamas', 'DEFAULT'), ('ya', 'DEFAULT'), ('got', 'V'), ('😂', 'DEFAULT'), ('http://genericurl.com', 'DEFAULT')]</text:p>
      <text:p text:style-name="Standard"/>
      <text:p text:style-name="Standard">#################################</text:p>
      <text:p text:style-name="Standard"/>
      <text:p text:style-name="Standard">Predicted: negative</text:p>
      <text:p text:style-name="Standard"/>
      <text:p text:style-name="Standard">Gold label: neutral</text:p>
      <text:p text:style-name="Standard"/>
      <text:p text:style-name="Standard">Doc: </text:p>
      <text:p text:style-name="Standard">[('@genericuser', 'DEFAULT'), ('@genericuser', 'DEFAULT'), ('@genericuser', 'DEFAULT'), ('sucks', 'V'), ('obamacare', 'DEFAULT'), ('repub', 'A'), ('idea', 'N'), ('birth', 'N'), ('heritage', 'N'), ('foundation', 'N'), (',', 'DEFAULT'), ('&amp;', 'DEFAULT'), ('stimulus', 'N'), ('passed', 'V'), ('repub', 'N'), ('potus', 'N')]</text:p>
      <text:p text:style-name="Standard"/>
      <text:p text:style-name="Standard">#################################</text:p>
      <text:p text:style-name="Standard"/>
      <text:p text:style-name="Standard">Predicted: positive</text:p>
      <text:p text:style-name="Standard"/>
      <text:p text:style-name="Standard">Gold label: neutral</text:p>
      <text:p text:style-name="Standard"/>
      <text:p text:style-name="Standard">Doc: </text:p>
      <text:p text:style-name="Standard">[('interesting', 'A'), ('us', 'DEFAULT'), ('see', 'V'), ('latin', 'DEFAULT'), ('america', 'DEFAULT'), ('.', 'DEFAULT'), ('ice', 'N'), ('cream', 'N'), ('really', 'R'), ('good', 'A'), ('health', 'N'), ('system', 'N'), ('.', 'DEFAULT'), ('get', 'V'), ('cuba', 'DEFAULT'), ('run', 'V'), ('obamacare', 'DEFAULT'), ('.', 'DEFAULT')]</text:p>
      <text:p text:style-name="Standard"><text:soft-page-break/></text:p>
      <text:p text:style-name="Standard">#################################</text:p>
      <text:p text:style-name="Standard"/>
      <text:p text:style-name="Standard">Predicted: negative</text:p>
      <text:p text:style-name="Standard"/>
      <text:p text:style-name="Standard">Gold label: neutral</text:p>
      <text:p text:style-name="Standard"/>
      <text:p text:style-name="Standard">Doc: </text:p>
      <text:p text:style-name="Standard">[('@genericuser', 'DEFAULT'), ('even', 'R'), ('obama', 'DEFAULT'), ('way', 'N'), ('.', 'DEFAULT'), ('nodapl', 'DEFAULT'), ('silent', 'A'), ('.', 'DEFAULT'), ('drones', 'V'), ('silent', 'A'), ('.', 'DEFAULT'), ('ehh', 'DEFAULT'), ('obamacare', 'DEFAULT'), ('.', 'DEFAULT'), ('hard', 'A'), ('figure', 'V')]</text:p>
      <text:p text:style-name="Standard"/>
      <text:p text:style-name="Standard">#################################</text:p>
      <text:p text:style-name="Standard"/>
      <text:p text:style-name="Standard">#################################End Wrong neutr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6T10:55:49.916293143</meta:creation-date>
    <dc:date>2019-02-26T11:53:32.276912486</dc:date>
    <meta:editing-duration>PT45M13S</meta:editing-duration>
    <meta:editing-cycles>11</meta:editing-cycles>
    <meta:generator>LibreOffice/6.0.7.3$Linux_X86_64 LibreOffice_project/00m0$Build-3</meta:generator>
    <meta:document-statistic meta:table-count="0" meta:image-count="0" meta:object-count="0" meta:page-count="9" meta:paragraph-count="177" meta:word-count="1724" meta:character-count="15316" meta:non-whitespace-character-count="13740"/>
  </office:meta>
</office:document-meta>
</file>